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85c38" officeooo:paragraph-rsid="00085c38"/>
    </style:style>
    <style:style style:name="P3" style:family="paragraph" style:parent-style-name="Standard">
      <style:paragraph-properties fo:text-align="end" style:justify-single-word="false"/>
      <style:text-properties officeooo:rsid="00085c38" officeooo:paragraph-rsid="00085c38"/>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4pt" officeooo:rsid="00085c38" officeooo:paragraph-rsid="00085c38" style:font-size-asian="14pt" style:font-size-complex="14pt"/>
    </style:style>
    <style:style style:name="P6" style:family="paragraph" style:parent-style-name="Standard">
      <style:paragraph-properties fo:text-align="start" style:justify-single-word="false"/>
      <style:text-properties fo:font-weight="bold" officeooo:rsid="00085c38" officeooo:paragraph-rsid="00085c38" style:font-weight-asian="bold" style:font-weight-complex="bold"/>
    </style:style>
    <style:style style:name="P7" style:family="paragraph" style:parent-style-name="Standard">
      <style:paragraph-properties fo:text-align="start" style:justify-single-word="false"/>
      <style:text-properties fo:font-weight="bold" officeooo:rsid="000a3327" officeooo:paragraph-rsid="000a3327" style:font-weight-asian="bold" style:font-weight-complex="bold"/>
    </style:style>
    <style:style style:name="P8" style:family="paragraph" style:parent-style-name="Standard">
      <style:paragraph-properties fo:text-align="start" style:justify-single-word="false"/>
      <style:text-properties fo:font-weight="bold" officeooo:rsid="000b9a9d" officeooo:paragraph-rsid="00e74d3b" style:font-weight-asian="bold" style:font-weight-complex="bold"/>
    </style:style>
    <style:style style:name="P9" style:family="paragraph" style:parent-style-name="Standard">
      <style:paragraph-properties fo:text-align="start" style:justify-single-word="false"/>
      <style:text-properties fo:font-weight="bold" officeooo:rsid="00b26c8e" officeooo:paragraph-rsid="00e74d3b" style:font-weight-asian="bold" style:font-weight-complex="bold"/>
    </style:style>
    <style:style style:name="P10" style:family="paragraph" style:parent-style-name="Standard">
      <style:paragraph-properties fo:text-align="start" style:justify-single-word="false"/>
      <style:text-properties fo:font-weight="bold" officeooo:rsid="00fb5820" officeooo:paragraph-rsid="00fb5820" style:font-weight-asian="bold" style:font-weight-complex="bold"/>
    </style:style>
    <style:style style:name="P11" style:family="paragraph" style:parent-style-name="Standard">
      <style:paragraph-properties fo:text-align="start" style:justify-single-word="false"/>
      <style:text-properties fo:font-weight="bold" officeooo:rsid="01023e7f" officeooo:paragraph-rsid="01023e7f" style:font-weight-asian="bold" style:font-weight-complex="bold"/>
    </style:style>
    <style:style style:name="P12" style:family="paragraph" style:parent-style-name="Standard">
      <style:paragraph-properties fo:text-align="start" style:justify-single-word="false"/>
      <style:text-properties fo:font-weight="normal" officeooo:rsid="00085c38" officeooo:paragraph-rsid="00085c38" style:font-weight-asian="normal" style:font-weight-complex="normal"/>
    </style:style>
    <style:style style:name="P13" style:family="paragraph" style:parent-style-name="Standard">
      <style:paragraph-properties fo:text-align="start" style:justify-single-word="false"/>
      <style:text-properties fo:font-weight="normal" officeooo:rsid="000a3327" officeooo:paragraph-rsid="000a3327" style:font-weight-asian="normal" style:font-weight-complex="normal"/>
    </style:style>
    <style:style style:name="P14" style:family="paragraph" style:parent-style-name="Standard">
      <style:paragraph-properties fo:text-align="start" style:justify-single-word="false"/>
      <style:text-properties fo:font-weight="normal" officeooo:rsid="000b9a9d" officeooo:paragraph-rsid="00e74d3b" style:font-weight-asian="normal" style:font-weight-complex="normal"/>
    </style:style>
    <style:style style:name="P15" style:family="paragraph" style:parent-style-name="Standard">
      <style:paragraph-properties fo:text-align="start" style:justify-single-word="false"/>
      <style:text-properties fo:font-weight="normal" officeooo:rsid="00ef0d86" officeooo:paragraph-rsid="00ef0d86" style:font-weight-asian="normal" style:font-weight-complex="normal"/>
    </style:style>
    <style:style style:name="P16" style:family="paragraph" style:parent-style-name="Standard">
      <style:paragraph-properties fo:text-align="start" style:justify-single-word="false"/>
      <style:text-properties fo:font-weight="normal" officeooo:rsid="00f0ab7c" officeooo:paragraph-rsid="00d7beb9" style:font-weight-asian="normal" style:font-weight-complex="normal"/>
    </style:style>
    <style:style style:name="P17" style:family="paragraph" style:parent-style-name="Standard">
      <style:paragraph-properties fo:text-align="start" style:justify-single-word="false"/>
      <style:text-properties fo:font-weight="normal" officeooo:rsid="0109cb5b" officeooo:paragraph-rsid="0109cb5b" style:font-weight-asian="normal" style:font-weight-complex="normal"/>
    </style:style>
    <style:style style:name="P18" style:family="paragraph" style:parent-style-name="Standard">
      <style:paragraph-properties fo:text-align="start" style:justify-single-word="false"/>
      <style:text-properties fo:font-weight="normal" officeooo:rsid="010d8118" officeooo:paragraph-rsid="010d8118" style:font-weight-asian="normal" style:font-weight-complex="normal"/>
    </style:style>
    <style:style style:name="P19" style:family="paragraph" style:parent-style-name="Standard">
      <style:paragraph-properties fo:text-align="end" style:justify-single-word="false"/>
      <style:text-properties officeooo:rsid="00f3d6d7" officeooo:paragraph-rsid="00f3d6d7"/>
    </style:style>
    <style:style style:name="P20" style:family="paragraph" style:parent-style-name="Standard">
      <style:paragraph-properties fo:text-align="start" style:justify-single-word="false"/>
      <style:text-properties officeooo:paragraph-rsid="010d8118"/>
    </style:style>
    <style:style style:name="P21" style:family="paragraph" style:parent-style-name="Standard">
      <style:paragraph-properties fo:text-align="start" style:justify-single-word="false"/>
      <style:text-properties fo:font-weight="normal" officeooo:rsid="0117ae17" officeooo:paragraph-rsid="0117ae17" style:font-weight-asian="normal" style:font-weight-complex="normal"/>
    </style:style>
    <style:style style:name="P22" style:family="paragraph" style:parent-style-name="Standard">
      <style:paragraph-properties fo:text-align="start" style:justify-single-word="false"/>
      <style:text-properties fo:font-weight="normal" officeooo:rsid="0119895f" officeooo:paragraph-rsid="0119895f" style:font-weight-asian="normal" style:font-weight-complex="normal"/>
    </style:style>
    <style:style style:name="P23" style:family="paragraph" style:parent-style-name="Standard">
      <style:paragraph-properties fo:text-align="start" style:justify-single-word="false"/>
      <style:text-properties fo:font-weight="normal" officeooo:rsid="0119cc68" officeooo:paragraph-rsid="0119cc68" style:font-weight-asian="normal" style:font-weight-complex="normal"/>
    </style:style>
    <style:style style:name="P24" style:family="paragraph" style:parent-style-name="Standard">
      <style:paragraph-properties fo:text-align="start" style:justify-single-word="false"/>
      <style:text-properties fo:font-weight="normal" officeooo:rsid="011ba488" officeooo:paragraph-rsid="011ba488" style:font-weight-asian="normal" style:font-weight-complex="normal"/>
    </style:style>
    <style:style style:name="P25" style:family="paragraph" style:parent-style-name="Standard">
      <style:paragraph-properties fo:text-align="start" style:justify-single-word="false"/>
      <style:text-properties fo:font-weight="normal" officeooo:rsid="011ca3c3" officeooo:paragraph-rsid="011ca3c3" style:font-weight-asian="normal" style:font-weight-complex="normal"/>
    </style:style>
    <style:style style:name="P26" style:family="paragraph" style:parent-style-name="Standard">
      <style:paragraph-properties fo:text-align="start" style:justify-single-word="false"/>
      <style:text-properties fo:font-weight="normal" officeooo:rsid="0128ccb6" officeooo:paragraph-rsid="0128ccb6" style:font-weight-asian="normal" style:font-weight-complex="normal"/>
    </style:style>
    <style:style style:name="P27" style:family="paragraph" style:parent-style-name="Standard">
      <style:paragraph-properties fo:text-align="start" style:justify-single-word="false"/>
      <style:text-properties fo:font-weight="normal" officeooo:rsid="000b9a9d" officeooo:paragraph-rsid="00e74d3b" style:font-weight-asian="normal" style:font-weight-complex="normal"/>
    </style:style>
    <style:style style:name="P28" style:family="paragraph" style:parent-style-name="Standard">
      <style:paragraph-properties fo:text-align="center" style:justify-single-word="false"/>
      <style:text-properties officeooo:paragraph-rsid="00d36bff"/>
    </style:style>
    <style:style style:name="P29" style:family="paragraph" style:parent-style-name="Standard">
      <style:paragraph-properties fo:text-align="start" style:justify-single-word="false"/>
      <style:text-properties officeooo:paragraph-rsid="01239095"/>
    </style:style>
    <style:style style:name="P30" style:family="paragraph" style:parent-style-name="Standard">
      <style:paragraph-properties fo:text-align="start" style:justify-single-word="false"/>
      <style:text-properties officeooo:paragraph-rsid="0134f6e2"/>
    </style:style>
    <style:style style:name="P31" style:family="paragraph" style:parent-style-name="Standard">
      <style:paragraph-properties fo:text-align="start" style:justify-single-word="false"/>
      <style:text-properties officeooo:rsid="0117ae17" officeooo:paragraph-rsid="0117ae17"/>
    </style:style>
    <style:style style:name="P32" style:family="paragraph" style:parent-style-name="Standard">
      <style:paragraph-properties fo:text-align="center" style:justify-single-word="false"/>
      <style:text-properties fo:font-style="italic" fo:font-weight="normal" officeooo:rsid="011ba488" officeooo:paragraph-rsid="011ba488"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normal" fo:font-weight="normal" officeooo:rsid="011ca3c3" officeooo:paragraph-rsid="011ca3c3"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bold" officeooo:rsid="012f9267" officeooo:paragraph-rsid="012f9267"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style:font-name="Liberation Serif" fo:font-size="12pt" fo:font-style="normal" fo:font-weight="normal" officeooo:rsid="011ca3c3" officeooo:paragraph-rsid="011ca3c3"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121ab5c" officeooo:paragraph-rsid="0121ab5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1327ea9" officeooo:paragraph-rsid="01327ea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officeooo:rsid="012a43c1" officeooo:paragraph-rsid="012a43c1"/>
    </style:style>
    <style:style style:name="P39" style:family="paragraph" style:parent-style-name="Standard">
      <style:paragraph-properties fo:text-align="start" style:justify-single-word="false"/>
      <style:text-properties officeooo:rsid="012b3a22" officeooo:paragraph-rsid="012b3a22"/>
    </style:style>
    <style:style style:name="P40" style:family="paragraph" style:parent-style-name="Standard">
      <style:paragraph-properties fo:text-align="start" style:justify-single-word="false"/>
      <style:text-properties officeooo:rsid="012e4483" officeooo:paragraph-rsid="012e4483"/>
    </style:style>
    <style:style style:name="P41" style:family="paragraph" style:parent-style-name="Standard">
      <style:paragraph-properties fo:text-align="start" style:justify-single-word="false"/>
      <style:text-properties fo:font-weight="bold" officeooo:rsid="0119895f" officeooo:paragraph-rsid="0119895f" style:font-weight-asian="bold" style:font-weight-complex="bold"/>
    </style:style>
    <style:style style:name="T1" style:family="text">
      <style:text-properties officeooo:rsid="000d617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officeooo:rsid="013088a7"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1044dbf" style:font-style-asian="normal" style:font-weight-asian="normal" style:font-style-complex="normal" style:font-weight-complex="normal"/>
    </style:style>
    <style:style style:name="T7" style:family="text">
      <style:text-properties fo:font-style="normal" fo:font-weight="normal" officeooo:rsid="012d0ce6"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fb5820"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11ba488" style:font-style-asian="normal" style:font-style-complex="normal"/>
    </style:style>
    <style:style style:name="T12" style:family="text">
      <style:text-properties fo:font-style="normal" officeooo:rsid="013088a7" style:font-style-asian="normal" style:font-style-complex="normal"/>
    </style:style>
    <style:style style:name="T13" style:family="text">
      <style:text-properties officeooo:rsid="00958c0b"/>
    </style:style>
    <style:style style:name="T14" style:family="text">
      <style:text-properties fo:font-weight="normal" officeooo:rsid="010d8118" style:font-weight-asian="normal" style:font-weight-complex="normal"/>
    </style:style>
    <style:style style:name="T15" style:family="text">
      <style:text-properties fo:font-weight="normal" officeooo:rsid="01163a28" style:font-weight-asian="normal" style:font-weight-complex="normal"/>
    </style:style>
    <style:style style:name="T16" style:family="text">
      <style:text-properties fo:font-weight="normal" officeooo:rsid="011706dd" style:font-weight-asian="normal" style:font-weight-complex="normal"/>
    </style:style>
    <style:style style:name="T17" style:family="text">
      <style:text-properties fo:font-weight="normal" officeooo:rsid="013501f1" style:font-weight-asian="normal" style:font-weight-complex="normal"/>
    </style:style>
    <style:style style:name="T18" style:family="text">
      <style:text-properties fo:font-weight="normal" officeooo:rsid="0134f6e2" style:font-weight-asian="normal" style:font-weight-complex="normal"/>
    </style:style>
    <style:style style:name="T19" style:family="text">
      <style:text-properties fo:font-weight="normal" officeooo:rsid="01362cd8" style:font-weight-asian="normal" style:font-weight-complex="normal"/>
    </style:style>
    <style:style style:name="T20" style:family="text">
      <style:text-properties officeooo:rsid="010da693"/>
    </style:style>
    <style:style style:name="T21" style:family="text">
      <style:text-properties fo:font-size="14pt" officeooo:rsid="00085c38" style:font-size-asian="14pt" style:font-size-complex="14pt"/>
    </style:style>
    <style:style style:name="T22" style:family="text">
      <style:text-properties fo:font-size="14pt" officeooo:rsid="0117ae17" style:font-size-asian="14pt" style:font-size-complex="14pt"/>
    </style:style>
    <style:style style:name="T23" style:family="text">
      <style:text-properties officeooo:rsid="011ca3c3"/>
    </style:style>
    <style:style style:name="T24" style:family="text">
      <style:text-properties officeooo:rsid="0120ea90"/>
    </style:style>
    <style:style style:name="T25" style:family="text">
      <style:text-properties fo:font-weight="bold" officeooo:rsid="0134f6e2" style:font-weight-asian="bold" style:font-weight-complex="bold"/>
    </style:style>
    <style:style style:name="T26" style:family="text">
      <style:text-properties style:font-name="Liberation Serif"/>
    </style:style>
    <style:style style:name="T27" style:family="text">
      <style:text-properties style:font-name="Liberation Serif" fo:font-style="italic" style:font-style-asian="italic" style:font-style-complex="italic"/>
    </style:style>
    <style:style style:name="T28" style:family="text">
      <style:text-properties style:font-name="Liberation Serif" fo:font-style="italic" officeooo:rsid="0133f02c" style:font-style-asian="italic" style:font-style-complex="italic"/>
    </style:style>
    <style:style style:name="T29" style:family="text">
      <style:text-properties style:font-name="Liberation Serif" officeooo:rsid="0121bcbf"/>
    </style:style>
    <style:style style:name="T30" style:family="text">
      <style:text-properties style:font-name="Liberation Serif" fo:font-size="12pt" fo:font-style="normal" fo:font-weight="normal" officeooo:rsid="01239095" style:font-size-asian="12pt" style:font-style-asian="normal" style:font-weight-asian="normal" style:font-size-complex="12pt" style:font-style-complex="normal" style:font-weight-complex="normal"/>
    </style:style>
    <style:style style:name="T31" style:family="text">
      <style:text-properties style:font-name="Liberation Serif" fo:font-size="12pt" fo:font-style="normal" fo:font-weight="normal" officeooo:rsid="01258206"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bold" officeooo:rsid="01239095" style:font-size-asian="12pt" style:font-style-asian="normal" style:font-weight-asian="bold" style:font-size-complex="12pt" style:font-style-complex="normal" style:font-weight-complex="bold"/>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officeooo:rsid="01239095" style:font-size-asian="12pt" style:font-size-complex="12pt"/>
    </style:style>
    <style:style style:name="T35" style:family="text">
      <style:text-properties style:font-name="Liberation Serif" fo:font-size="12pt" officeooo:rsid="01258206" style:font-size-asian="12pt" style:font-size-complex="12pt"/>
    </style:style>
    <style:style style:name="T36" style:family="text">
      <style:text-properties style:font-name="Liberation Serif" fo:font-size="12pt" fo:font-weight="bold" officeooo:rsid="01239095" style:font-size-asian="12pt" style:font-weight-asian="bold" style:font-size-complex="12pt" style:font-weight-complex="bold"/>
    </style:style>
    <style:style style:name="T37" style:family="text">
      <style:text-properties style:font-name="Liberation Serif" fo:font-size="12pt" fo:font-weight="normal" style:font-size-asian="12pt" style:font-weight-asian="normal" style:font-size-complex="12pt" style:font-weight-complex="normal"/>
    </style:style>
    <style:style style:name="T38" style:family="text">
      <style:text-properties style:font-name="Liberation Serif" fo:font-size="12pt" fo:font-weight="normal" officeooo:rsid="01239095" style:font-size-asian="12pt" style:font-weight-asian="normal" style:font-size-complex="12pt" style:font-weight-complex="normal"/>
    </style:style>
    <style:style style:name="T39" style:family="text">
      <style:text-properties style:font-name="Liberation Serif" fo:font-size="12pt" fo:font-weight="normal" officeooo:rsid="01258206" style:font-size-asian="12pt" style:font-weight-asian="normal" style:font-size-complex="12pt" style:font-weight-complex="normal"/>
    </style:style>
    <style:style style:name="T40" style:family="text">
      <style:text-properties style:font-name="Liberation Serif" fo:font-size="12pt" fo:font-weight="normal" officeooo:rsid="0134d4d8" style:font-size-asian="12pt" style:font-weight-asian="normal" style:font-size-complex="12pt" style:font-weight-complex="normal"/>
    </style:style>
    <style:style style:name="T41" style:family="text">
      <style:text-properties style:font-name="Liberation Serif" fo:font-size="12pt" fo:font-weight="normal" officeooo:rsid="0134f6e2" style:font-size-asian="12pt" style:font-weight-asian="normal" style:font-size-complex="12pt" style:font-weight-complex="normal"/>
    </style:style>
    <style:style style:name="T42" style:family="text">
      <style:text-properties style:font-name="Liberation Serif" fo:font-size="12pt" fo:font-weight="normal" officeooo:rsid="0138b3d1" style:font-size-asian="12pt" style:font-weight-asian="normal" style:font-size-complex="12pt" style:font-weight-complex="normal"/>
    </style:style>
    <style:style style:name="T43" style:family="text">
      <style:text-properties style:font-name="Liberation Serif" fo:font-size="12pt" fo:font-weight="normal" officeooo:rsid="0138ee0a" style:font-size-asian="12pt" style:font-weight-asian="normal" style:font-size-complex="12pt" style:font-weight-complex="normal"/>
    </style:style>
    <style:style style:name="T44" style:family="text">
      <style:text-properties style:font-name="Liberation Serif" fo:font-size="12pt" fo:font-style="italic" fo:font-weight="normal" officeooo:rsid="01258206" style:font-size-asian="12pt" style:font-style-asian="italic" style:font-weight-asian="normal" style:font-size-complex="12pt" style:font-style-complex="italic" style:font-weight-complex="normal"/>
    </style:style>
    <style:style style:name="T45" style:family="text">
      <style:text-properties style:font-name="Liberation Serif" fo:font-weight="bold" style:font-weight-asian="bold" style:font-weight-complex="bold"/>
    </style:style>
    <style:style style:name="T46" style:family="text">
      <style:text-properties style:font-name="Liberation Serif" officeooo:rsid="0133f02c"/>
    </style:style>
    <style:style style:name="T47" style:family="text">
      <style:text-properties style:font-name="Liberation Serif" officeooo:rsid="01349b39"/>
    </style:style>
    <style:style style:name="T48" style:family="text">
      <style:text-properties officeooo:rsid="013088a7"/>
    </style:style>
    <style:style style:name="T49" style:family="text">
      <style:text-properties style:text-position="super 58%" style:font-name="Liberation Serif" fo:font-size="12pt" fo:font-weight="normal" officeooo:rsid="0134f6e2" style:font-size-asian="12pt" style:font-weight-asian="normal" style:font-size-complex="12pt" style:font-weight-complex="normal"/>
    </style:style>
    <style:style style:name="T50" style:family="text">
      <style:text-properties style:text-position="super 58%" fo:font-weight="normal" officeooo:rsid="01362cd8" style:font-weight-asian="normal" style:font-weight-complex="normal"/>
    </style:style>
    <style:style style:name="T51" style:family="text">
      <style:text-properties style:text-position="0% 100%" style:font-name="Liberation Serif" fo:font-size="12pt" fo:font-weight="normal" officeooo:rsid="0134f6e2" style:font-size-asian="12pt" style:font-weight-asian="normal" style:font-size-complex="12pt" style:font-weight-complex="normal"/>
    </style:style>
    <style:style style:name="T52" style:family="text">
      <style:text-properties style:text-position="0% 100%" fo:font-weight="normal" officeooo:rsid="01362cd8"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EDERAL STATE AUTONOMOUS EDUCATIONAL INSTITUTION</text:p>
      <text:p text:style-name="P4">OF HIGHER EDUCATION</text:p>
      <text:p text:style-name="P4">ITMO UNIVERSITY</text:p>
      <text:p text:style-name="P1"/>
      <text:p text:style-name="P1"/>
      <text:p text:style-name="P5">Report</text:p>
      <text:p text:style-name="P5">On the practical task number <text:span text:style-name="T20">6</text:span></text:p>
      <text:p text:style-name="P28"><text:span text:style-name="T21">“</text:span><text:span text:style-name="T22">Practical analysis of 2 algorithms</text:span><text:span text:style-name="T2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erformed by:</text:p>
      <text:p text:style-name="P3">Patrik Marek Stronski</text:p>
      <text:p text:style-name="P19">ICU number: 333976</text:p>
      <text:p text:style-name="P3">J4133C</text:p>
      <text:p text:style-name="P3">Acce<text:span text:style-name="T1">p</text:span>ted By:</text:p>
      <text:p text:style-name="P3">Dr Petr Chu<text:span text:style-name="T13">n</text:span>aev</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St. Petersburg</text:p>
      <text:p text:style-name="P2">2021</text:p>
      <text:p text:style-name="P6"><text:soft-page-break/>Goal</text:p>
      <text:p text:style-name="P21">The goal of the task is to analyze space and time complexity, used techniques end effectiveness of 2 chosen algorithms. For this purpose I chose Edmonds-Karp and preflow-push (also kno<text:span text:style-name="T23">w</text:span>n as push-relabel) algorithms for solving the maximum flow problem in a network.</text:p>
      <text:p text:style-name="P12"/>
      <text:p text:style-name="P7">Formulation of the problem</text:p>
      <text:p text:style-name="P31"><text:span text:style-name="T9">T</text:span><text:span text:style-name="T8">he problem is to apply the two algorithms in the flow network in order to find the maximum flow. The network can represent a pipe or wire system and our aim is to find the way for the flow so that the substance from point A can reach point B as the fastest pace.</text:span></text:p>
      <text:p text:style-name="P13"/>
      <text:p text:style-name="P7">Brief theoretical part</text:p>
      <text:p text:style-name="P22">Firstly, we need to define the network we will use. The network is a pipe or wire network with directed pipes/wires. Therefore it can be represented using a directed graph. The task is to ship the material at the fastest pace between start and destination, but without violating any capacity constraints. <text:span text:style-name="T48">The maximum flow algorithms let us know on how much flow can we ship to the sink from the source, and how can the flow be distributed among the edges to do it efficiently.</text:span></text:p>
      <text:p text:style-name="P22"/>
      <text:p text:style-name="P23">The graph can be represented by <text:span text:style-name="T3">G= (V, E)</text:span>. Each edge <text:span text:style-name="T3">e in E</text:span><text:span text:style-name="T10"> has a non-negative capacity </text:span><text:span text:style-name="T3">c(u, v)</text:span><text:span text:style-name="T10">. The graph is connected, providing many routes from start (also called source </text:span><text:span text:style-name="T3">s) </text:span><text:span text:style-name="T10">to finish (called sink </text:span><text:span text:style-name="T3">t</text:span><text:span text:style-name="T10">)</text:span><text:span text:style-name="T3">.</text:span><text:span text:style-name="T10"> </text:span><text:span text:style-name="T11">On top of that, the graph is directed and provided there is an edge (v1, v2), there is no edge (v2, v1).</text:span></text:p>
      <text:p text:style-name="P25"><text:span text:style-name="T11">T</text:span><text:span text:style-name="T10">he flow is defined by function </text:span><text:span text:style-name="T3">f(v1, v2)</text:span><text:span text:style-name="T10">. </text:span><text:span text:style-name="T12">The flow value is the product of the </text:span><text:span text:style-name="T4">f</text:span><text:span text:style-name="T12"> function and it is attached to each edge. It ranges from 0 to maximum edge capacity, as it is the capacity that defines the upper bound for the flow. </text:span></text:p>
      <text:p text:style-name="P24"><text:span text:style-name="T10">The constraints for flows are the following:</text:span></text:p>
      <text:p text:style-name="P32">For all v1, v2 in V, 0 &lt;= f(v1, v2) &lt;= c(v1, v2)</text:p>
      <text:p text:style-name="P32">For all v in V – {s, t} Sum of f(v1, v2) = sum of flows f(v2, v1)</text:p>
      <text:p text:style-name="P33">Flow conservation in general needs to satisfy the property “flow in equals flow out”. <text:span text:style-name="T24">This constraints simply originates from physics, as the problem’s application are networks of physical objects such as pipes.</text:span></text:p>
      <text:p text:style-name="P33"/>
      <text:p text:style-name="P36">The maxim<text:span text:style-name="T26">al flow is chosen under the assumption that each edge has the maximal </text:span><text:span text:style-name="T27">capacity</text:span><text:span text:style-name="T26">. The Capacity is simply the maximal amount of material the pipe can transmit. Based on that, it is possible that not </text:span><text:span text:style-name="T29">the </text:span><text:span text:style-name="T26">whole capacity is taken, can be less.</text:span></text:p>
      <text:p text:style-name="P36"><text:span text:style-name="T26"/></text:p>
      <text:p text:style-name="P37"><text:span text:style-name="T26">In case of maximal flow algorithms it is needed to also explain what is a </text:span><text:span text:style-name="T45">residual graph</text:span><text:span text:style-name="T26">. The residual graph is the graph that contains also the residual edges, which are the reverse edges to the original edges the network can have. As explained before, in a flow network only one edge can connect 2 nodes. The residual edges are used in order to correctly calculate the flow values, as well as to assess the goodness of the flow. </text:span><text:span text:style-name="T46">They are also often denoted with </text:span><text:span text:style-name="T28">capacity</text:span><text:span text:style-name="T46"> value equal 0. </text:span><text:span text:style-name="T47">They are used in order to show how much flow has remained unused.</text:span></text:p>
      <text:p text:style-name="P35"/>
      <text:p text:style-name="P29"><text:span text:style-name="T30">In case of my analysis I used two algorithms for this purpose – </text:span><text:span text:style-name="T32">Edmonds-Karp</text:span><text:span text:style-name="T33"> </text:span><text:span text:style-name="T34">and </text:span><text:span text:style-name="T36">push-relabel</text:span><text:span text:style-name="T38"> (also known as </text:span><text:span text:style-name="T36">preflow-push</text:span><text:span text:style-name="T38">). </text:span><text:span text:style-name="T39">Both algorithms return the network of residuals built upon the original network. The network of residuals is a processed input graph, which contains additional information, such as values of flow function </text:span><text:span text:style-name="T44">f(v1, v2)</text:span><text:span text:style-name="T31"> for each edge, as well as the flow that arrives to sink </text:span><text:span text:style-name="T44">t</text:span><text:span text:style-name="T31">.</text:span></text:p>
      <text:p text:style-name="P29"><text:span text:style-name="T31"/></text:p>
      <text:p text:style-name="P34"><text:span text:style-name="T35">E</text:span><text:span text:style-name="T33">dmonds-Karp</text:span><text:span text:style-name="T37"> algorithm is and extension of Ford-Fulkerson method. </text:span><text:span text:style-name="T40">In general the Ford-Fulkerson method checks for the augumented paths using depth-first-search which, in this case, does not necessarily give the full results. </text:span><text:span text:style-name="T42">In bread-first search the augumented paths are modified by iterating </text:span><text:soft-page-break/><text:span text:style-name="T42">over the </text:span><text:span text:style-name="T43">nodes that are adjacent to the node the algorithm wants to pass. The best solution is the solution when the maximal amount of flow can be pushed through the network. The number of best solutions can be more than one – it depends on the complexity of the network. </text:span><text:span text:style-name="T41">The worst-case complexity of this algorithm is O(|E|</text:span><text:span text:style-name="T49">2</text:span><text:span text:style-name="T51">*|V|).</text:span></text:p>
      <text:p text:style-name="P41"/>
      <text:p text:style-name="P30"><text:span text:style-name="T25">Preflow-Push </text:span><text:span text:style-name="T18">algorithm, also called </text:span><text:span text:style-name="T25">Push-Relabel</text:span><text:span text:style-name="T18"> uses different approach. </text:span><text:span text:style-name="T17">The name preflow-push, comes from the basic idea behind the algorithm. It takes a preflow path and then modifies it by adding (pushing) or changing neighboring nodes in order to find the maximum flow value. </text:span><text:span text:style-name="T19">Its worst case complexity is O(|V|</text:span><text:span text:style-name="T50">2</text:span><text:span text:style-name="T52">*SQRT(|E|)).</text:span></text:p>
      <text:p text:style-name="P22"/>
      <text:p text:style-name="P11">Used structures and methods</text:p>
      <text:p text:style-name="P38"><text:span text:style-name="T6">I</text:span><text:span text:style-name="T5">n order to create the flow network I used the assumption, that such network is a directed graph here only one edge can connect two vertices. I am creating such graph randomly. Firstly I provide the number of nodes that I would like the graph to have, and then I create the edges from the nodes, by iterating the nodes and appending the edges to the edge list. I can also specify the maximal amount of outcoming edges the vertex should have. There are also checks to prevent bidirectional edges and cycles. The graph is returned as the </text:span><text:span text:style-name="T2">networkx.DiGraph</text:span><text:span text:style-name="T5"> instance, as I am basing all my program on the </text:span><text:span text:style-name="T2">networkx</text:span><text:span text:style-name="T5"> basis.</text:span></text:p>
      <text:p text:style-name="P38"><text:span text:style-name="T5"/></text:p>
      <text:p text:style-name="P39"><text:span text:style-name="T5">Then I am analyzing the algorithms – their execution time. </text:span><text:span text:style-name="T7">I am plotting a graph to check whether the expected complexity is applicable to the realistic one.</text:span></text:p>
      <text:p text:style-name="P39"><text:span text:style-name="T7"/></text:p>
      <text:p text:style-name="P40"><text:span text:style-name="T7">O</text:span><text:span text:style-name="T5">n top of that I am analyzing the memory consumption during the algorithm execution. </text:span></text:p>
      <text:p text:style-name="P16"/>
      <text:p text:style-name="P10">Results</text:p>
      <text:p text:style-name="P26">I analyzed both algorithm by looking at their execution times. </text:p>
      <text:p text:style-name="P17"/>
      <text:p text:style-name="P10">Conclusion</text:p>
      <text:p text:style-name="P18">As it can be seen there are numerous algorithms for solving the same task – shortest-path between two nodes. Nevertheless, each of those algorithms has some advantages.</text:p>
      <text:p text:style-name="P18">Dijkstra’s algorithm is good for evaluating distances between source and all places around. It is very effective in this case.</text:p>
      <text:p text:style-name="P20"><text:span text:style-name="T14">Bellman-Ford algorithm is also very good, but it is better than Dijkstra’s approach only in case negative graph weights are concerned. </text:span><text:span text:style-name="T15">Dijkstra’s approach is not applicable when negative weights are </text:span><text:span text:style-name="T16">used</text:span><text:span text:style-name="T15">.</text:span></text:p>
      <text:p text:style-name="P18">A* algorithm is really good for finding the path between two points. It is very simple to write and very effective.</text:p>
      <text:p text:style-name="P15"/>
      <text:p text:style-name="P9">References</text:p>
      <text:p text:style-name="P14"><text:a xlink:type="simple" xlink:href="https://edutechlearners.com/download/Introduction_to_algorithms-3rd%20Edition.pdf" text:style-name="Internet_20_link" text:visited-style-name="Visited_20_Internet_20_Link">https://edutechlearners.com/download/Introduction_to_algorithms-3rd%20Edition.pdf</text:a></text:p>
      <text:p text:style-name="P14"><text:a xlink:type="simple" xlink:href="https://networkx.org/documentation/stable/reference/algorithms/generated/networkx.algorithms.flow.edmonds_karp.html#networkx.algorithms.flow.edmonds_karp" text:style-name="Internet_20_link" text:visited-style-name="Visited_20_Internet_20_Link">https://networkx.org/documentation/stable/reference/algorithms/generated/networkx.algorithms.flow.edmonds_karp.html#networkx.algorithms.flow.edmonds_karp</text:a></text:p>
      <text:p text:style-name="P14"><text:a xlink:type="simple" xlink:href="https://networkx.org/documentation/stable/reference/algorithms/generated/networkx.algorithms.flow.preflow_push.html#networkx.algorithms.flow.preflow_push" text:style-name="Internet_20_link" text:visited-style-name="Visited_20_Internet_20_Link">https://networkx.org/documentation/stable/reference/algorithms/generated/networkx.algorithms.flow.preflow_push.html#networkx.algorithms.flow.preflow_push</text:a></text:p>
      <text:p text:style-name="P14"><text:a xlink:type="simple" xlink:href="https://networkx.org/documentation/stable/tutorial.html#graph-attributes" text:style-name="Internet_20_link" text:visited-style-name="Visited_20_Internet_20_Link">https://networkx.org/documentation/stable/tutorial.html#graph-attributes</text:a></text:p>
      <text:p text:style-name="P14"><text:a xlink:type="simple" xlink:href="https://en.wikipedia.org/wiki/Edmonds–Karp_algorithm" text:style-name="Internet_20_link" text:visited-style-name="Visited_20_Internet_20_Link">https://en.wikipedia.org/wiki/Edmonds%E2%80%93Karp_algorithm</text:a></text:p>
      <text:p text:style-name="P14"><text:a xlink:type="simple" xlink:href="https://en.wikipedia.org/wiki/Push–relabel_maximum_flow_algorithm" text:style-name="Internet_20_link" text:visited-style-name="Visited_20_Internet_20_Link">https://en.wikipedia.org/wiki/Push%E2%80%93relabel_maximum_flow_algorithm</text:a></text:p>
      <text:p text:style-name="P14"/>
      <text:p text:style-name="P14"/>
      <text:p text:style-name="P8">Appendix</text:p>
      <text:p text:style-name="P14"><text:soft-page-break/>My project is hosted here: </text:p>
      <text:p text:style-name="P14"><text:a xlink:type="simple" xlink:href="https://github.com/PatrykStronski/Algorithms_8" text:style-name="Internet_20_link" text:visited-style-name="Visited_20_Internet_20_Link">https://github.com/PatrykStronski/Algorithms_8</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23:47:41.531911013</meta:creation-date>
    <dc:date>2021-11-29T22:28:23.279741271</dc:date>
    <meta:editing-duration>PT19H53S</meta:editing-duration>
    <meta:editing-cycles>236</meta:editing-cycles>
    <meta:generator>LibreOffice/6.4.7.2$Linux_X86_64 LibreOffice_project/40$Build-2</meta:generator>
    <meta:document-statistic meta:table-count="0" meta:image-count="0" meta:object-count="0" meta:page-count="4" meta:paragraph-count="52" meta:word-count="1041" meta:character-count="6630" meta:non-whitespace-character-count="5632"/>
  </office:meta>
</office:document-meta>
</file>